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Heading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ular</text:p>
      <text:p text:style-name="Text_20_body">Intallation serveur virtuel</text:p>
      <text:p text:style-name="Text_20_body">npm install angular-in-memory-web-api --save</text:p>
      <text:p text:style-name="Text_20_body">import { HttpClientInMemoryWebApiModule } from 'angular-in-memory-web-api';</text:p>
      <text:p text:style-name="Text_20_body">import { InMemoryDataService } <text:s/>from './in-memory-data.service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title/>
    <dc:description/>
    <dc:subject/>
    <meta:initial-creator>Stephane Goodwin</meta:initial-creator>
    <meta:creation-date>2019-10-16T10:09:00Z</meta:creation-date>
    <dc:date>2019-12-17T10:35:42.805000000</dc:date>
    <meta:editing-cycles>15</meta:editing-cycles>
    <meta:editing-duration>PT1H56M30S</meta:editing-duration>
    <meta:document-statistic meta:table-count="0" meta:image-count="0" meta:object-count="0" meta:page-count="1" meta:paragraph-count="5" meta:word-count="21" meta:character-count="217" meta:non-whitespace-character-count="201"/>
    <meta:template xlink:type="simple" xlink:actuate="onRequest" xlink:title="" xlink:href="951E1979.dotm"/>
  </office:meta>
</office:document-meta>
</file>